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Table_20_Contents">
      <style:text-properties officeooo:rsid="00195e0d" officeooo:paragraph-rsid="00195e0d"/>
    </style:style>
    <style:style style:name="P8" style:family="paragraph" style:parent-style-name="Standard" style:list-style-name="L1">
      <style:text-properties fo:font-style="normal" fo:font-weight="normal" officeooo:rsid="0010be29" officeooo:paragraph-rsid="00195e0d" style:font-style-asian="normal" style:font-weight-asian="normal" style:font-style-complex="normal" style:font-weight-complex="normal"/>
    </style:style>
    <style:style style:name="P9" style:family="paragraph" style:parent-style-name="Standard">
      <style:text-properties fo:font-style="normal" fo:font-weight="normal" officeooo:rsid="0010be29" officeooo:paragraph-rsid="00195e0d" style:font-style-asian="normal" style:font-weight-asian="normal" style:font-style-complex="normal" style:font-weight-complex="normal"/>
    </style:style>
    <style:style style:name="P10"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1" style:family="paragraph" style:parent-style-name="Standard" style:list-style-name="L2">
      <style:text-properties fo:font-style="normal" fo:font-weight="normal" officeooo:rsid="00195e0d" officeooo:paragraph-rsid="00195e0d" style:font-style-asian="normal" style:font-weight-asian="normal" style:font-style-complex="normal" style:font-weight-complex="normal"/>
    </style:style>
    <style:style style:name="P12" style:family="paragraph" style:parent-style-name="Standard" style:list-style-name="L1">
      <style:text-properties fo:font-style="normal" fo:font-weight="normal" officeooo:rsid="0019c9c1" officeooo:paragraph-rsid="0019c9c1"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95e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Gérer compte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7">Gérer les comptes des membres</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text:span text:style-name="T1">ésire gérer les comptes des membres.</text:span></text:p>
          </table:table-cell>
        </table:table-row>
        <table:table-row>
          <table:table-cell table:style-name="Table1.A2" office:value-type="string">
            <text:p text:style-name="P6">Acteurs</text:p>
          </table:table-cell>
          <table:table-cell table:style-name="Table1.B6" office:value-type="string">
            <text:p text:style-name="P5">Utilisateur-m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 <text:span text:style-name="T2">en tant qu'administrateur.</text:span></text:p>
          </table:table-cell>
        </table:table-row>
        <table:table-row>
          <table:table-cell table:style-name="Table1.A2" office:value-type="string">
            <text:p text:style-name="P6">Postconditions</text:p>
          </table:table-cell>
          <table:table-cell table:style-name="Table1.B6" office:value-type="string">
            <text:p text:style-name="P5">Aucune</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9"><text:span text:style-name="T2">Il est possible pour les administrateurs de gérer les comptes des membres. Par gérer les comptes de membres, nous entendons qu'il leur est possible de modifier les données reliées aux membres, ajouter des crédits, gérer divers conflits, etc.</text:span></text:p>
      <text:p text:style-name="P9"><text:span text:style-name="T2">En somme,</text:span> <text:span text:style-name="T2">voici la liste d'actions possibles (use case) que les administrateurs peuvent effectuer :</text:span></text:p>
      <text:list xml:id="list8461309575482635668" text:style-name="L2">
        <text:list-item>
          <text:p text:style-name="P11">Supprimer un compte</text:p>
        </text:list-item>
        <text:list-item>
          <text:p text:style-name="P11">Désactiver un compte</text:p>
        </text:list-item>
        <text:list-item>
          <text:p text:style-name="P11">Créer un compte</text:p>
        </text:list-item>
        <text:list-item>
          <text:p text:style-name="P11">Offrir un bonus</text:p>
        </text:list-item>
        <text:list-item>
          <text:p text:style-name="P11">Activer un compte</text:p>
        </text:list-item>
        <text:list-item>
          <text:p text:style-name="P11">Consulter la liste des membres / « bons » membres</text:p>
        </text:list-item>
        <text:list-item>
          <text:p text:style-name="P11">Accéder au compte d'un membre</text:p>
        </text:list-item>
      </text:list>
      <text:p text:style-name="P3"/>
      <text:p text:style-name="P2">Scénario d'opération</text:p>
      <text:list xml:id="list2856192402932049227" text:style-name="L1">
        <text:list-item>
          <text:p text:style-name="P8">L'utilisateur s'authentifie et passe alors au status de « <text:span text:style-name="T2">administrateur</text:span> ».</text:p>
        </text:list-item>
        <text:list-item>
          <text:p text:style-name="P10">L<text:span text:style-name="T2">'administrateur peut dès lors accéder au panneau de contrôle réservé aux administrateurs</text:span>.</text:p>
        </text:list-item>
        <text:list-item>
          <text:p text:style-name="P12">L'administrateur peut effectuer l'une ou plusieurs des options décrites ci-haut.</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23:03:24.862772048</dc:date>
    <meta:editing-duration>PT47M20S</meta:editing-duration>
    <meta:editing-cycles>9</meta:editing-cycles>
    <meta:generator>LibreOffice/4.4.7.2$Linux_X86_64 LibreOffice_project/40m0$Build-2</meta:generator>
    <meta:document-statistic meta:table-count="1" meta:image-count="0" meta:object-count="0" meta:page-count="1" meta:paragraph-count="29" meta:word-count="167" meta:character-count="1081" meta:non-whitespace-character-count="953"/>
  </office:meta>
</office:document-meta>
</file>